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1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2" calcext:value-type="date">
            <text:p>2025-09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7" calcext:value-type="date">
            <text:p>2025-10-07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8" calcext:value-type="date">
            <text:p>2025-10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7: Data Import and File System u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8: 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9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0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1: Interactive Tools for Data Analy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9" calcext:value-type="date">
            <text:p>2025-12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8" calcext:value-type="date">
            <text:p>2025-08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Topic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4" calcext:value-type="date">
            <text:p>2025-09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1" calcext:value-type="date">
            <text:p>2025-09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8" calcext:value-type="date">
            <text:p>2025-09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25" calcext:value-type="date">
            <text:p>2025-09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16" calcext:value-type="date">
            <text:p>2025-10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Data Import and File System u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30" calcext:value-type="date">
            <text:p>2025-10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 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3" calcext:value-type="date">
            <text:p>2025-11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Interactive Tools for Data Analy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9-23" calcext:value-type="date">
            <text:p>2025-09-23</text:p>
          </table:table-cell>
          <table:table-cell/>
          <table:table-cell office:value-type="string" calcext:value-type="string">
            <text:p>Classes Cancelled (Rosh Hashana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Conversion Day (Baruch on Monday Schedule following Columbus Da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10-02" calcext:value-type="date">
            <text:p>2025-10-02</text:p>
          </table:table-cell>
          <table:table-cell/>
          <table:table-cell office:value-type="string" calcext:value-type="string">
            <text:p>Classes Cancelled (Yom Kippu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1-27" calcext:value-type="date">
            <text:p>2025-11-27</text:p>
          </table:table-cell>
          <table:table-cell/>
          <table:table-cell office:value-type="string" calcext:value-type="string">
            <text:p>Classes Cancelled (Thanksgiv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Course Project Description Finaliz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Team Roster Sub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Summary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Individual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Teammate Peer Evaluations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09-12" calcext:value-type="date">
            <text:p>2025-09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F40]+3" office:value-type="date" office:date-value="2025-09-15" calcext:value-type="date">
            <text:p>2025-09-15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F41]+7" office:value-type="date" office:date-value="2025-09-22" calcext:value-type="date">
            <text:p>2025-09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03" calcext:value-type="date">
            <text:p>2025-10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F44]+3" office:value-type="date" office:date-value="2025-10-06" calcext:value-type="date">
            <text:p>2025-10-06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F45]+7" office:value-type="date" office:date-value="2025-10-13" calcext:value-type="date">
            <text:p>2025-10-1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24" calcext:value-type="date">
            <text:p>2025-10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F48]+3" office:value-type="date" office:date-value="2025-10-27" calcext:value-type="date">
            <text:p>2025-10-27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F49]+7" office:value-type="date" office:date-value="2025-11-03" calcext:value-type="date">
            <text:p>2025-11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07" calcext:value-type="date">
            <text:p>2025-11-0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F52]+3" office:value-type="date" office:date-value="2025-11-10" calcext:value-type="date">
            <text:p>2025-11-10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F53]+7" office:value-type="date" office:date-value="2025-11-17" calcext:value-type="date">
            <text:p>2025-11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F56]+3" office:value-type="date" office:date-value="2025-11-24" calcext:value-type="date">
            <text:p>2025-11-24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F57]+7" office:value-type="date" office:date-value="2025-12-01" calcext:value-type="date">
            <text:p>2025-12-0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59]-1;[.$C$2:.$F$15]; 4); VLOOKUP([.C59]-1;[.$C$16:.$F$29]; 4))"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0];[.$C$2:.$F$15]; 4); VLOOKUP([.C60];[.$C$16:.$F$29]; 4))-1" office:value-type="date" office:date-value="2025-09-03" calcext:value-type="date">
            <text:p>2025-09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1]-1;[.$C$2:.$F$15]; 4); VLOOKUP([.C61]-1;[.$C$16:.$F$29]; 4))" office:value-type="date" office:date-value="2025-09-02" calcext:value-type="date">
            <text:p>2025-09-02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2];[.$C$2:.$F$15]; 4); VLOOKUP([.C62];[.$C$16:.$F$29]; 4))-1" office:value-type="date" office:date-value="2025-09-10" calcext:value-type="date">
            <text:p>2025-09-1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3]-1;[.$C$2:.$F$15]; 4); VLOOKUP([.C63]-1;[.$C$16:.$F$29]; 4))"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4];[.$C$2:.$F$15]; 4); VLOOKUP([.C64];[.$C$16:.$F$29]; 4))-1" office:value-type="date" office:date-value="2025-09-17" calcext:value-type="date">
            <text:p>2025-09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5]-1;[.$C$2:.$F$15]; 4); VLOOKUP([.C65]-1;[.$C$16:.$F$29]; 4))"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6];[.$C$2:.$F$15]; 4); VLOOKUP([.C66];[.$C$16:.$F$29]; 4))-1" office:value-type="date" office:date-value="2025-09-29" calcext:value-type="date">
            <text:p>2025-09-2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7]-1;[.$C$2:.$F$15]; 4); VLOOKUP([.C67]-1;[.$C$16:.$F$29]; 4))" office:value-type="date" office:date-value="2025-10-07" calcext:value-type="date">
            <text:p>2025-10-07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8];[.$C$2:.$F$15]; 4); VLOOKUP([.C68];[.$C$16:.$F$29]; 4))-1" office:value-type="date" office:date-value="2025-10-20" calcext:value-type="date">
            <text:p>2025-10-2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9]-1;[.$C$2:.$F$15]; 4); VLOOKUP([.C69]-1;[.$C$16:.$F$29]; 4))" office:value-type="date" office:date-value="2025-10-16" calcext:value-type="date">
            <text:p>2025-10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0];[.$C$2:.$F$15]; 4); VLOOKUP([.C70];[.$C$16:.$F$29]; 4))-1" office:value-type="date" office:date-value="2025-10-27" calcext:value-type="date">
            <text:p>2025-10-2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1]-1;[.$C$2:.$F$15]; 4); VLOOKUP([.C71]-1;[.$C$16:.$F$29]; 4))" office:value-type="date" office:date-value="2025-10-23" calcext:value-type="date">
            <text:p>2025-10-2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2];[.$C$2:.$F$15]; 4); VLOOKUP([.C72];[.$C$16:.$F$29]; 4))-1" office:value-type="date" office:date-value="2025-11-03" calcext:value-type="date">
            <text:p>2025-11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3]-1;[.$C$2:.$F$15]; 4); VLOOKUP([.C73]-1;[.$C$16:.$F$29]; 4))" office:value-type="date" office:date-value="2025-11-06" calcext:value-type="date">
            <text:p>2025-11-0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4];[.$C$2:.$F$15]; 4); VLOOKUP([.C74];[.$C$16:.$F$29]; 4))-1" office:value-type="date" office:date-value="2025-11-17" calcext:value-type="date">
            <text:p>2025-11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5]-1;[.$C$2:.$F$15]; 4); VLOOKUP([.C75]-1;[.$C$16:.$F$29]; 4))" office:value-type="date" office:date-value="2025-11-13" calcext:value-type="date">
            <text:p>2025-11-1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6];[.$C$2:.$F$15]; 4); VLOOKUP([.C76];[.$C$16:.$F$29]; 4))-1" office:value-type="date" office:date-value="2025-11-24" calcext:value-type="date">
            <text:p>2025-11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7]-1;[.$C$2:.$F$15]; 4); VLOOKUP([.C77]-1;[.$C$16:.$F$29]; 4))" office:value-type="date" office:date-value="2025-11-20" calcext:value-type="date">
            <text:p>2025-11-20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8];[.$C$2:.$F$15]; 4); VLOOKUP([.C78];[.$C$16:.$F$29]; 4))-1" office:value-type="date" office:date-value="2025-12-03" calcext:value-type="date">
            <text:p>2025-12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ey_dates.A1:key_dates.H7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18:51:26.34386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2T18:51:55.390135000</dc:date>
    <meta:editing-duration>PT2H18M51S</meta:editing-duration>
    <meta:editing-cycles>13</meta:editing-cycles>
    <meta:generator>LibreOffice/25.2.3.2$MacOSX_AARCH64 LibreOffice_project/bbb074479178df812d175f709636b368952c2ce3</meta:generator>
    <meta:document-statistic meta:table-count="1" meta:cell-count="513" meta:object-count="0"/>
  </office:meta>
</office:document-meta>
</file>